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ac4c" officeooo:paragraph-rsid="0016ac4c"/>
    </style:style>
    <style:style style:name="P2" style:family="paragraph" style:parent-style-name="Standard">
      <style:text-properties officeooo:rsid="0016ac4c" officeooo:paragraph-rsid="001d4dbc"/>
    </style:style>
    <style:style style:name="P3" style:family="paragraph" style:parent-style-name="Standard">
      <style:text-properties officeooo:rsid="0016ac4c" officeooo:paragraph-rsid="00429d27"/>
    </style:style>
    <style:style style:name="P4" style:family="paragraph" style:parent-style-name="Standard">
      <style:text-properties officeooo:rsid="0016ac4c" officeooo:paragraph-rsid="005505e7"/>
    </style:style>
    <style:style style:name="P5" style:family="paragraph" style:parent-style-name="Standard">
      <style:text-properties officeooo:rsid="0017605f" officeooo:paragraph-rsid="0017605f"/>
    </style:style>
    <style:style style:name="P6" style:family="paragraph" style:parent-style-name="Standard">
      <style:text-properties officeooo:rsid="0017605f" officeooo:paragraph-rsid="0016ac4c"/>
    </style:style>
    <style:style style:name="P7" style:family="paragraph" style:parent-style-name="Standard">
      <style:text-properties fo:font-weight="bold" officeooo:rsid="003bf63b" officeooo:paragraph-rsid="003bf63b" style:font-weight-asian="bold" style:font-weight-complex="bold"/>
    </style:style>
    <style:style style:name="P8" style:family="paragraph" style:parent-style-name="Standard">
      <style:text-properties officeooo:rsid="002a1333" officeooo:paragraph-rsid="002a1333"/>
    </style:style>
    <style:style style:name="P9" style:family="paragraph" style:parent-style-name="Standard">
      <style:text-properties officeooo:rsid="00308dbe" officeooo:paragraph-rsid="0016ac4c"/>
    </style:style>
    <style:style style:name="P10" style:family="paragraph" style:parent-style-name="Standard">
      <style:text-properties officeooo:rsid="00308dbe" officeooo:paragraph-rsid="00308dbe"/>
    </style:style>
    <style:style style:name="P11" style:family="paragraph" style:parent-style-name="Standard">
      <style:text-properties officeooo:rsid="00308dbe" officeooo:paragraph-rsid="0033bba0"/>
    </style:style>
    <style:style style:name="P12" style:family="paragraph" style:parent-style-name="Standard">
      <style:text-properties officeooo:rsid="003bf63b" officeooo:paragraph-rsid="003bf63b"/>
    </style:style>
    <style:style style:name="P13" style:family="paragraph" style:parent-style-name="Standard">
      <style:text-properties officeooo:rsid="003bf63b" officeooo:paragraph-rsid="010ece32"/>
    </style:style>
    <style:style style:name="P14" style:family="paragraph" style:parent-style-name="Standard">
      <style:text-properties officeooo:rsid="0057e346" officeooo:paragraph-rsid="00605134"/>
    </style:style>
    <style:style style:name="P15" style:family="paragraph" style:parent-style-name="Standard">
      <style:text-properties officeooo:rsid="0057e346" officeooo:paragraph-rsid="0057e346"/>
    </style:style>
    <style:style style:name="P16" style:family="paragraph" style:parent-style-name="Standard">
      <style:text-properties officeooo:rsid="0057e346" officeooo:paragraph-rsid="011d546c"/>
    </style:style>
    <style:style style:name="P17" style:family="paragraph" style:parent-style-name="Standard">
      <style:text-properties officeooo:rsid="0060517c" officeooo:paragraph-rsid="0060517c"/>
    </style:style>
    <style:style style:name="P18" style:family="paragraph" style:parent-style-name="Standard">
      <style:text-properties officeooo:rsid="007cf294" officeooo:paragraph-rsid="007cf294"/>
    </style:style>
    <style:style style:name="P19" style:family="paragraph" style:parent-style-name="Standard">
      <style:text-properties officeooo:rsid="00803337" officeooo:paragraph-rsid="00803337"/>
    </style:style>
    <style:style style:name="P20" style:family="paragraph" style:parent-style-name="Standard">
      <style:text-properties officeooo:rsid="0081d8df" officeooo:paragraph-rsid="0081d8df"/>
    </style:style>
    <style:style style:name="P21" style:family="paragraph" style:parent-style-name="Standard">
      <style:text-properties officeooo:rsid="012d9875" officeooo:paragraph-rsid="012d9875"/>
    </style:style>
    <style:style style:name="P22" style:family="paragraph" style:parent-style-name="Standard">
      <style:text-properties officeooo:rsid="0073ba34" officeooo:paragraph-rsid="01492f67"/>
    </style:style>
    <style:style style:name="P23" style:family="paragraph" style:parent-style-name="Standard">
      <style:text-properties officeooo:rsid="0075a8ee" officeooo:paragraph-rsid="01492f67"/>
    </style:style>
    <style:style style:name="P24" style:family="paragraph" style:parent-style-name="Standard">
      <style:text-properties officeooo:rsid="0087a290" officeooo:paragraph-rsid="003bf63b"/>
    </style:style>
    <style:style style:name="P25" style:family="paragraph" style:parent-style-name="Standard">
      <style:text-properties fo:font-weight="bold" officeooo:rsid="008cb067" officeooo:paragraph-rsid="008cb067" style:font-weight-asian="bold" style:font-weight-complex="bold"/>
    </style:style>
    <style:style style:name="P26" style:family="paragraph" style:parent-style-name="Standard">
      <style:text-properties officeooo:rsid="0016ac4c" officeooo:paragraph-rsid="0016ac4c"/>
    </style:style>
    <style:style style:name="P27" style:family="paragraph" style:parent-style-name="Standard">
      <style:text-properties officeooo:rsid="0016ac4c" officeooo:paragraph-rsid="005505e7"/>
    </style:style>
    <style:style style:name="P28" style:family="paragraph" style:parent-style-name="Standard">
      <style:text-properties officeooo:rsid="0157fff5" officeooo:paragraph-rsid="0157fff5"/>
    </style:style>
    <style:style style:name="P29" style:family="paragraph" style:parent-style-name="Standard">
      <style:text-properties officeooo:rsid="0158eb5d" officeooo:paragraph-rsid="0158eb5d"/>
    </style:style>
    <style:style style:name="P30" style:family="paragraph" style:parent-style-name="Standard">
      <style:text-properties officeooo:rsid="01314081" officeooo:paragraph-rsid="01314081"/>
    </style:style>
    <style:style style:name="P31" style:family="paragraph" style:parent-style-name="Standard">
      <style:text-properties officeooo:rsid="015a151f" officeooo:paragraph-rsid="015a151f"/>
    </style:style>
    <style:style style:name="P32" style:family="paragraph" style:parent-style-name="Standard">
      <style:text-properties officeooo:rsid="00308dbe" officeooo:paragraph-rsid="0016ac4c"/>
    </style:style>
    <style:style style:name="P33" style:family="paragraph" style:parent-style-name="Standard">
      <style:text-properties officeooo:rsid="015fa299" officeooo:paragraph-rsid="015fa299"/>
    </style:style>
    <style:style style:name="P34" style:family="paragraph" style:parent-style-name="Standard">
      <style:text-properties officeooo:rsid="01686522" officeooo:paragraph-rsid="01686522"/>
    </style:style>
    <style:style style:name="P35" style:family="paragraph" style:parent-style-name="Standard">
      <style:text-properties officeooo:rsid="002a1333" officeooo:paragraph-rsid="002a1333"/>
    </style:style>
    <style:style style:name="P36" style:family="paragraph" style:parent-style-name="Standard">
      <style:text-properties officeooo:rsid="01707fd2" officeooo:paragraph-rsid="01707fd2"/>
    </style:style>
    <style:style style:name="P37" style:family="paragraph" style:parent-style-name="Standard">
      <style:text-properties officeooo:rsid="0017605f" officeooo:paragraph-rsid="0016ac4c"/>
    </style:style>
    <style:style style:name="P38" style:family="paragraph" style:parent-style-name="Standard">
      <style:text-properties officeooo:rsid="0017605f" officeooo:paragraph-rsid="0017605f"/>
    </style:style>
    <style:style style:name="P39" style:family="paragraph" style:parent-style-name="Standard">
      <style:text-properties officeooo:rsid="0017605f" officeooo:paragraph-rsid="00176de4"/>
    </style:style>
    <style:style style:name="P40" style:family="paragraph" style:parent-style-name="Standard">
      <style:text-properties officeooo:rsid="0017605f" officeooo:paragraph-rsid="0017b8da"/>
    </style:style>
    <style:style style:name="P41" style:family="paragraph" style:parent-style-name="Standard">
      <style:text-properties officeooo:rsid="012d9875" officeooo:paragraph-rsid="012d9875"/>
    </style:style>
    <style:style style:name="P42" style:family="paragraph" style:parent-style-name="Standard">
      <style:text-properties officeooo:rsid="00794509" officeooo:paragraph-rsid="007bdfdd"/>
    </style:style>
    <style:style style:name="P43" style:family="paragraph" style:parent-style-name="Standard">
      <style:text-properties officeooo:rsid="0057e346" officeooo:paragraph-rsid="0057e346"/>
    </style:style>
    <style:style style:name="P44" style:family="paragraph" style:parent-style-name="Standard">
      <style:text-properties officeooo:rsid="005505e7" officeooo:paragraph-rsid="01707fd2"/>
    </style:style>
    <style:style style:name="P45" style:family="paragraph" style:parent-style-name="Standard">
      <style:text-properties officeooo:rsid="005505e7" officeooo:paragraph-rsid="005505e7"/>
    </style:style>
    <style:style style:name="P46" style:family="paragraph" style:parent-style-name="Standard">
      <style:text-properties officeooo:rsid="0073ba34" officeooo:paragraph-rsid="01492f67"/>
    </style:style>
    <style:style style:name="P47" style:family="paragraph" style:parent-style-name="Standard">
      <style:text-properties officeooo:rsid="007cf294" officeooo:paragraph-rsid="007cf294"/>
    </style:style>
    <style:style style:name="P48" style:family="paragraph" style:parent-style-name="Standard">
      <style:text-properties officeooo:rsid="003bf63b" officeooo:paragraph-rsid="003bf63b"/>
    </style:style>
    <style:style style:name="P49" style:family="paragraph" style:parent-style-name="Standard">
      <style:text-properties officeooo:rsid="003bf63b" officeooo:paragraph-rsid="01ad2042"/>
    </style:style>
    <style:style style:name="P50" style:family="paragraph" style:parent-style-name="Standard">
      <style:text-properties officeooo:rsid="003bf63b" officeooo:paragraph-rsid="01b39dd8"/>
    </style:style>
    <style:style style:name="P51" style:family="paragraph" style:parent-style-name="Standard">
      <style:text-properties officeooo:rsid="003bf63b" officeooo:paragraph-rsid="01b50d6c"/>
    </style:style>
    <style:style style:name="P52" style:family="paragraph" style:parent-style-name="Standard">
      <style:text-properties officeooo:rsid="00d96fbf" officeooo:paragraph-rsid="01712a1a"/>
    </style:style>
    <style:style style:name="P53" style:family="paragraph" style:parent-style-name="Standard">
      <style:text-properties officeooo:rsid="0176150a" officeooo:paragraph-rsid="0176150a"/>
    </style:style>
    <style:style style:name="P54" style:family="paragraph" style:parent-style-name="Standard">
      <style:text-properties officeooo:rsid="0179c66b" officeooo:paragraph-rsid="0179c66b"/>
    </style:style>
    <style:style style:name="P55" style:family="paragraph" style:parent-style-name="Standard">
      <style:text-properties officeooo:rsid="017bf387" officeooo:paragraph-rsid="017bf387"/>
    </style:style>
    <style:style style:name="P56" style:family="paragraph" style:parent-style-name="Standard">
      <style:text-properties officeooo:rsid="017e8553" officeooo:paragraph-rsid="017e8553"/>
    </style:style>
    <style:style style:name="P57" style:family="paragraph" style:parent-style-name="Standard">
      <style:text-properties officeooo:rsid="017efc8c" officeooo:paragraph-rsid="017efc8c"/>
    </style:style>
    <style:style style:name="P58" style:family="paragraph" style:parent-style-name="Standard">
      <style:text-properties officeooo:rsid="0183f06b" officeooo:paragraph-rsid="0183f06b"/>
    </style:style>
    <style:style style:name="P59" style:family="paragraph" style:parent-style-name="Standard">
      <style:text-properties officeooo:rsid="018e60e6" officeooo:paragraph-rsid="018e60e6"/>
    </style:style>
    <style:style style:name="P60" style:family="paragraph" style:parent-style-name="Standard">
      <style:text-properties officeooo:rsid="018ebcf2" officeooo:paragraph-rsid="018ebcf2"/>
    </style:style>
    <style:style style:name="P61" style:family="paragraph" style:parent-style-name="Standard">
      <style:text-properties officeooo:rsid="01912884" officeooo:paragraph-rsid="01912884"/>
    </style:style>
    <style:style style:name="P62" style:family="paragraph" style:parent-style-name="Standard">
      <style:text-properties officeooo:rsid="008cb067" officeooo:paragraph-rsid="008cb067"/>
    </style:style>
    <style:style style:name="P63" style:family="paragraph" style:parent-style-name="Standard">
      <style:text-properties officeooo:rsid="004671f2" officeooo:paragraph-rsid="004671f2"/>
    </style:style>
    <style:style style:name="P64" style:family="paragraph" style:parent-style-name="Standard">
      <style:text-properties officeooo:rsid="0017b8da" officeooo:paragraph-rsid="0017b8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9892"/>
    </style:style>
    <style:style style:name="T3" style:family="text">
      <style:text-properties officeooo:rsid="0075a8ee"/>
    </style:style>
    <style:style style:name="T4" style:family="text">
      <style:text-properties officeooo:rsid="009c4110"/>
    </style:style>
    <style:style style:name="T5" style:family="text">
      <style:text-properties officeooo:rsid="009ea55b"/>
    </style:style>
    <style:style style:name="T6" style:family="text">
      <style:text-properties officeooo:rsid="00a3c385"/>
    </style:style>
    <style:style style:name="T7" style:family="text">
      <style:text-properties officeooo:rsid="00a4f112"/>
    </style:style>
    <style:style style:name="T8" style:family="text">
      <style:text-properties officeooo:rsid="00a74d91"/>
    </style:style>
    <style:style style:name="T9" style:family="text">
      <style:text-properties officeooo:rsid="00af3708"/>
    </style:style>
    <style:style style:name="T10" style:family="text">
      <style:text-properties officeooo:rsid="00cc4a2e"/>
    </style:style>
    <style:style style:name="T11" style:family="text">
      <style:text-properties officeooo:rsid="01181da2"/>
    </style:style>
    <style:style style:name="T12" style:family="text">
      <style:text-properties officeooo:rsid="01263592"/>
    </style:style>
    <style:style style:name="T13" style:family="text">
      <style:text-properties officeooo:rsid="01611b5a"/>
    </style:style>
    <style:style style:name="T14" style:family="text">
      <style:text-properties officeooo:rsid="0165971c"/>
    </style:style>
    <style:style style:name="T15" style:family="text">
      <style:text-properties officeooo:rsid="016bf986"/>
    </style:style>
    <style:style style:name="T16" style:family="text">
      <style:text-properties officeooo:rsid="01712a1a"/>
    </style:style>
    <style:style style:name="T17" style:family="text">
      <style:text-properties officeooo:rsid="0172db15"/>
    </style:style>
    <style:style style:name="T18" style:family="text">
      <style:text-properties officeooo:rsid="0179578f"/>
    </style:style>
    <style:style style:name="T19" style:family="text">
      <style:text-properties officeooo:rsid="017b45d6"/>
    </style:style>
    <style:style style:name="T20" style:family="text">
      <style:text-properties officeooo:rsid="017efc8c"/>
    </style:style>
    <style:style style:name="T21" style:family="text">
      <style:text-properties officeooo:rsid="01807526"/>
    </style:style>
    <style:style style:name="T22" style:family="text">
      <style:text-properties officeooo:rsid="0183f06b"/>
    </style:style>
    <style:style style:name="T23" style:family="text">
      <style:text-properties officeooo:rsid="0185621d"/>
    </style:style>
    <style:style style:name="T24" style:family="text">
      <style:text-properties officeooo:rsid="0188ccd8"/>
    </style:style>
    <style:style style:name="T25" style:family="text">
      <style:text-properties officeooo:rsid="0192ebaa"/>
    </style:style>
    <style:style style:name="T26" style:family="text">
      <style:text-properties officeooo:rsid="01934db2"/>
    </style:style>
    <style:style style:name="T27" style:family="text">
      <style:text-properties officeooo:rsid="0198461a"/>
    </style:style>
    <style:style style:name="T28" style:family="text">
      <style:text-properties officeooo:rsid="019d1124"/>
    </style:style>
    <style:style style:name="T29" style:family="text">
      <style:text-properties officeooo:rsid="01a7994c"/>
    </style:style>
    <style:style style:name="T30" style:family="text">
      <style:text-properties officeooo:rsid="01a92373"/>
    </style:style>
    <style:style style:name="T31" style:family="text">
      <style:text-properties officeooo:rsid="01ad2042"/>
    </style:style>
    <style:style style:name="T32" style:family="text">
      <style:text-properties officeooo:rsid="01af918f"/>
    </style:style>
    <style:style style:name="T33" style:family="text">
      <style:text-properties officeooo:rsid="01b1cff8"/>
    </style:style>
    <style:style style:name="T34" style:family="text">
      <style:text-properties officeooo:rsid="01b30c7b"/>
    </style:style>
    <style:style style:name="T35" style:family="text">
      <style:text-properties officeooo:rsid="01b39dd8"/>
    </style:style>
    <style:style style:name="T36" style:family="text">
      <style:text-properties officeooo:rsid="01b50d6c"/>
    </style:style>
    <style:style style:name="T37" style:family="text">
      <style:text-properties officeooo:rsid="01c0b5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Introduction</text:span></text:p>
      <text:p text:style-name="P28">Name + study</text:p>
      <text:p text:style-name="P1"/>
      <text:p text:style-name="P28">Title</text:p>
      <text:p text:style-name="P1"/>
      <text:p text:style-name="P29">Focus: 3D city reconstruciton from OSM, spcifically footpaths</text:p>
      <text:p text:style-name="P30"/>
      <text:p text:style-name="P31">How to: accuracy estimate for OSM, Stockholm, then collisions</text:p>
      <text:p text:style-name="P9"/>
      <text:p text:style-name="P33">&gt;&gt;</text:p>
      <text:p text:style-name="P9"/>
      <text:p text:style-name="P10"><text:span text:style-name="T13">Applications: </text:span>visualization and modeling, urban planning and architecture, media and entertainment in the form of video games and 3D animation.</text:p>
      <text:p text:style-name="P1"/>
      <text:p text:style-name="P3"><text:span text:style-name="T14">Startups: Urban Canvas</text:span> <text:span text:style-name="T11">and</text:span> CityEngine. <text:span text:style-name="T14">Existing or new city grids + editing</text:span></text:p>
      <text:p text:style-name="P1"/>
      <text:p text:style-name="P34">Video games: Cities Skylines, GTA V</text:p>
      <text:p text:style-name="P34"/>
      <text:p text:style-name="P11"><text:span text:style-name="T15">Requires procedural methods. Algorithms that generate and populate models based on a city grid.</text:span></text:p>
      <text:p text:style-name="P1"/>
      <text:p text:style-name="P8"><text:span text:style-name="T18">Problem such software:</text:span> <text:span text:style-name="T2">1:1.</text:span> <text:span text:style-name="T18">No account for presicion. Real world maps,</text:span> <text:span text:style-name="T10">inaccuracies in</text:span> measuring techniques. <text:span text:style-name="T18">OSM based on other maps services, few meters.</text:span></text:p>
      <text:p text:style-name="P8"/>
      <text:p text:style-name="P36">&gt;&gt;</text:p>
      <text:p text:style-name="P8"/>
      <text:p text:style-name="P54">Why minimize error?</text:p>
      <text:p text:style-name="P54">Go over pictures</text:p>
      <text:p text:style-name="P54">Disturbing + inaccuracies in localization, pathfinding</text:p>
      <text:p text:style-name="P1"/>
      <text:p text:style-name="P36">&gt;&gt;</text:p>
      <text:p text:style-name="P1"/>
      <text:p text:style-name="P53">Why? -&gt; unique character, walkways in parks + sidewalks. Unexplored</text:p>
      <text:p text:style-name="P6"/>
      <text:p text:style-name="P36">&gt;&gt;</text:p>
      <text:p text:style-name="P6"/>
      <text:p text:style-name="P15"><text:span text:style-name="T1">Geodata precision study</text:span></text:p>
      <text:p text:style-name="P52"><text:span text:style-name="T16">Leeway &lt;-</text:span> <text:span text:style-name="T16">accuracy estimate.</text:span></text:p>
      <text:p text:style-name="P52"><text:span text:style-name="T16">How? - distance between building points, OSM vs SLU</text:span></text:p>
      <text:p text:style-name="P21"/>
      <text:p text:style-name="P21"><text:span text:style-name="T17">Method base on </text:span>Norwegian University of Science and <text:span text:style-name="T17">E</text:span>ducation <text:span text:style-name="T17">(</text:span>Munich<text:span text:style-name="T17">),</text:span> 2014.</text:p>
      <text:p text:style-name="P21"/>
      <text:p text:style-name="P36">&gt;&gt;</text:p>
      <text:p text:style-name="P21"/>
      <text:p text:style-name="P16"><text:span text:style-name="T19">Feature map. difference in building footprint area</text:span>. <text:span text:style-name="T19">30%</text:span></text:p>
      <text:p text:style-name="P16"/>
      <text:p text:style-name="P55">Different semantic policies.</text:p>
      <text:p text:style-name="P55"/>
      <text:p text:style-name="P55">1:0 discarded, 1:n clustered</text:p>
      <text:p text:style-name="P42"/>
      <text:p text:style-name="P36">&gt;&gt;</text:p>
      <text:p text:style-name="P60">Looking for matching vertices. Simplify with DP</text:p>
      <text:p text:style-name="P14"/>
      <text:p text:style-name="P56"><text:soft-page-break/>OMBR + coinciding edges</text:p>
      <text:p text:style-name="P17"/>
      <text:p text:style-name="P56">Average all errors</text:p>
      <text:p text:style-name="P15"/>
      <text:p text:style-name="P36">&gt;&gt;</text:p>
      <text:p text:style-name="P15"/>
      <text:p text:style-name="P59">Shape accuracy</text:p>
      <text:p text:style-name="P5"/>
      <text:p text:style-name="P36">&gt;&gt;</text:p>
      <text:p text:style-name="P5"/>
      <text:p text:style-name="P45"><text:span text:style-name="T1">Overlap study</text:span></text:p>
      <text:p text:style-name="P57">Use error estimate, Integrity of Stockholm road network</text:p>
      <text:p text:style-name="P44"/>
      <text:p text:style-name="P36">&gt;&gt;</text:p>
      <text:p text:style-name="P44"/>
      <text:p text:style-name="P44"><text:span text:style-name="T20">Standard road widths Swedish Transport Administration + class in OSM</text:span>. <text:span text:style-name="T21">#Critical points + #corrected</text:span></text:p>
      <text:p text:style-name="P4"/>
      <text:p text:style-name="P36">&gt;&gt;</text:p>
      <text:p text:style-name="P4"/>
      <text:p text:style-name="P63"><text:span text:style-name="T1">Notes</text:span></text:p>
      <text:p text:style-name="P58">Geometric hashmap</text:p>
      <text:p text:style-name="P1"/>
      <text:p text:style-name="P2"><text:span text:style-name="T22">Parallel computation environment</text:span>. <text:span text:style-name="T22">e</text:span>asily parallelized, small geometrical calculations of similar complexity, <text:span text:style-name="T22">no </text:span>write access. <text:span text:style-name="T23">Here </text:span>only a sequential CPU solution</text:p>
      <text:p text:style-name="P1"/>
      <text:p text:style-name="P36">&gt;&gt;</text:p>
      <text:p text:style-name="P1"/>
      <text:p text:style-name="P40"><text:span text:style-name="T1">Results</text:span></text:p>
      <text:p text:style-name="P22">Positional accuracy study: average positional error of roughly 2 meters, <text:span text:style-name="T3">as expected. This is compliant with previous OpenStreetMap quality studies.</text:span></text:p>
      <text:p text:style-name="P22"/>
      <text:p text:style-name="P36">&gt;&gt;</text:p>
      <text:p text:style-name="P22"/>
      <text:p text:style-name="P23">The area cover 98%, 80% mapped 1:1.</text:p>
      <text:p text:style-name="P5"/>
      <text:p text:style-name="P36">&gt;&gt;</text:p>
      <text:p text:style-name="P5"/>
      <text:p text:style-name="P61">Collision study results</text:p>
      <text:p text:style-name="P18"/>
      <text:p text:style-name="P36">&gt;&gt;</text:p>
      <text:p text:style-name="P18"/>
      <text:p text:style-name="P19">The positional and <text:span text:style-name="T4">similarity</text:span> accuracies per building were plotted as frequency diagrams, and were fairly consistent to the findings of Fan et al.</text:p>
      <text:p text:style-name="P5"/>
      <text:p text:style-name="P36">&gt;&gt;</text:p>
      <text:p text:style-name="P36"/>
      <text:p text:style-name="P20"><text:span text:style-name="T24">5 classes </text:span>but I will only mention them here.</text:p>
      <text:p text:style-name="P5"/>
      <text:p text:style-name="P36">&gt;&gt;</text:p>
      <text:p text:style-name="P5"/>
      <text:p text:style-name="P64"><text:span text:style-name="T1">Conclusions</text:span></text:p>
      <text:p text:style-name="P13"><text:soft-page-break/><text:span text:style-name="T25">Footpaths not worse</text:span>. <text:span text:style-name="T25">C</text:span>ity modeling software, <text:span text:style-name="T25">same procedure. Add collision detection, correction</text:span></text:p>
      <text:p text:style-name="P12"/>
      <text:p text:style-name="P24">The final contribution: scientific study into the possibilities of road network modeling in the broader context of 3D city reproduction. What are the remaining practical challenge<text:span text:style-name="T27">s</text:span>? What techniques <text:span text:style-name="T26">can</text:span> complement the basic system?</text:p>
      <text:p text:style-name="P12"/>
      <text:p text:style-name="P36">&gt;&gt;</text:p>
      <text:p text:style-name="P25"/>
      <text:p text:style-name="P62"><text:span text:style-name="T1">Remaining challenges</text:span></text:p>
      <text:p text:style-name="P12"><text:span text:style-name="T37">Intro:</text:span> <text:span text:style-name="T37">procgen</text:span> of road networks: basal requirement for quick and low-effort modeling virtual cities. Since the road network ties together the city, and forms the grid that divides, <text:span text:style-name="T37">can</text:span> continue with remaining challenges once there exists a robust procedure for extracting road geodata and generating the 3D representation of it without compromising the data integrity.</text:p>
      <text:p text:style-name="P12"/>
      <text:p text:style-name="P12"><text:span text:style-name="T12">Remaining</text:span> challenges: height <text:span text:style-name="T5">and</text:span> terrain elevation. <text:span text:style-name="T28">Not by</text:span> OSM. <text:span text:style-name="T28">complementary sources, complexity++. Realistic textures.</text:span></text:p>
      <text:p text:style-name="P12"/>
      <text:p text:style-name="P36">&gt;&gt;</text:p>
      <text:p text:style-name="P12"/>
      <text:p text:style-name="P7">Feasibility in the urban planning field</text:p>
      <text:p text:style-name="P49">For simple presentation <text:span text:style-name="T31">(a</text:span>nimation and video games, <text:span text:style-name="T31">u</text:span>ban planning software<text:span text:style-name="T31">)</text:span>, <text:span text:style-name="T6">proedurally g</text:span>enerated cities <text:span text:style-name="T6">with generic 3D models </text:span>could very well be enough. <text:span text:style-name="T31">R</text:span>arely match real life. <text:span text:style-name="T31">S</text:span>atisfied with looking at rough representations of buildings.</text:p>
      <text:p text:style-name="P49"/>
      <text:p text:style-name="P50"><text:span text:style-name="T31">U</text:span>rban development <text:span text:style-name="T31">studies need </text:span>detailed knowl<text:span text:style-name="T31">edge</text:span> city’s geometry, <text:span text:style-name="T31">(</text:span>modeling <text:span text:style-name="T6">traffic, crowd flow, </text:span>heat development or reducing noise<text:span text:style-name="T31">)</text:span> <text:span text:style-name="T31">More than</text:span> geometry of the city.</text:p>
      <text:p text:style-name="P50"/>
      <text:p text:style-name="P51"><text:span text:style-name="T35">M</text:span>orphological structures <text:span text:style-name="T36">(many perspectives)</text:span> <text:span text:style-name="T36">Neighbourhoods-&gt;indoor, roads.</text:span> <text:span text:style-name="T36">Road:</text:span> multimodal structures,</text:p>
      <text:p text:style-name="P51"/>
      <text:p text:style-name="P51"><text:span text:style-name="T32">U</text:span>nfortunate fact <text:span text:style-name="T32">OSM (</text:span>excellent source of city geometry<text:span text:style-name="T32">) </text:span>not sophisticated. For media applications, s<text:span text:style-name="T33">uch info </text:span>generated procedurally. But for urban planners <text:span text:style-name="T34">(specification)</text:span> <text:span text:style-name="T34">need complementary data</text:span></text:p>
      <text:p text:style-name="P12"/>
      <text:p text:style-name="P36">&gt;&gt;</text:p>
      <text:p text:style-name="P12"/>
      <text:p text:style-name="P7">Final conclusions</text:p>
      <text:p text:style-name="P12">The final conclusion; <text:span text:style-name="T29">generating cities</text:span> feasible in media, <text:span text:style-name="T30">+</text:span>procedural. <text:span text:style-name="T30">Cheap and low effort</text:span>. <text:span text:style-name="T30">Report: basic systems + broad tool pipelline for games and animation.</text:span> <text:span text:style-name="T30">LOD of the composition -&gt; scope and team size.</text:span> <text:span text:style-name="T30">Urban design: complementary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13T15:24:54.749917237</dc:date>
    <meta:editing-duration>PT11H37M13S</meta:editing-duration>
    <meta:editing-cycles>260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559" meta:character-count="3841" meta:non-whitespace-character-count="3351"/>
  </office:meta>
</office:document-meta>
</file>